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acient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Glicemia</text:p>
          </table:table-cell>
        </table:table-row>
        <table:table-row table:style-name="ro1">
          <table:table-cell/>
          <table:table-cell office:value-type="date" office:date-value="2023-05-22" calcext:value-type="date">
            <text:p>22/05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is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date" office:date-value="2023-05-22" calcext:value-type="date">
            <text:p>22/05/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ivaldo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date" office:date-value="2023-05-23" calcext:value-type="date">
            <text:p>23/05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is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3-05-23" calcext:value-type="date">
            <text:p>23/05/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ivaldo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3:55:30.528527641</meta:creation-date>
    <dc:date>2023-05-23T16:12:32.970459915</dc:date>
    <meta:editing-duration>PT2H6M52S</meta:editing-duration>
    <meta:editing-cycles>1</meta:editing-cycles>
    <meta:document-statistic meta:table-count="1" meta:cell-count="25" meta:object-count="0"/>
    <meta:generator>LibreOffice/7.3.7.2$Linux_X86_64 LibreOffice_project/30$Build-2</meta:generator>
  </office:meta>
</office:document-meta>
</file>